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E0000003288EEC3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5.694cm"/>
    </style:style>
    <style:style style:name="Tabla2.C" style:family="table-column">
      <style:table-column-properties style:column-width="2.799cm"/>
    </style:style>
    <style:style style:name="Tabla2.D" style:family="table-column">
      <style:table-column-properties style:column-width="5.71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78cm"/>
    </style:style>
    <style:style style:name="Tabla3.B" style:family="table-column">
      <style:table-column-properties style:column-width="5.72cm"/>
    </style:style>
    <style:style style:name="Tabla3.C" style:family="table-column">
      <style:table-column-properties style:column-width="2.773cm"/>
    </style:style>
    <style:style style:name="Tabla3.D" style:family="table-column">
      <style:table-column-properties style:column-width="5.74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52cm"/>
    </style:style>
    <style:style style:name="Tabla4.B" style:family="table-column">
      <style:table-column-properties style:column-width="5.747cm"/>
    </style:style>
    <style:style style:name="Tabla4.C" style:family="table-column">
      <style:table-column-properties style:column-width="2.746cm"/>
    </style:style>
    <style:style style:name="Tabla4.D" style:family="table-column">
      <style:table-column-properties style:column-width="5.76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3*"/>
    </style:style>
    <style:style style:name="Tabla5.D" style:family="table-column">
      <style:table-column-properties style:column-width="4.251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4.249cm" style:rel-column-width="16383*"/>
    </style:style>
    <style:style style:name="Tabla7.D" style:family="table-column">
      <style:table-column-properties style:column-width="4.251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echa</text:span>: </text:p>
      <text:h text:style-name="P3" text:outline-level="1">Plantilla de condiciones</text:h>
      <text:h text:style-name="Heading_20_1" text:outline-level="1">Datos fiscales y facturación</text:h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Table_20_Contents">Código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Área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Sub-área</text:p>
          </table:table-cell>
          <table:table-cell table:style-name="Tabla1.F1" office:value-type="string">
            <text:p text:style-name="Table_20_Contents"/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Contents">Nombre fiscal:</text:p>
          </table:table-cell>
          <table:table-cell table:style-name="Tabla2.A1" office:value-type="string">
            <text:p text:style-name="Table_20_Contents"><text:text-input text:description="&lt;o.name&gt;">name</text:text-input></text:p>
          </table:table-cell>
          <table:table-cell table:style-name="Tabla2.A1" office:value-type="string">
            <text:p text:style-name="Table_20_Contents">NIF:</text:p>
          </table:table-cell>
          <table:table-cell table:style-name="Tabla2.D1" office:value-type="string">
            <text:p text:style-name="Table_20_Contents"><text:text-input text:description="&lt;o.vat&gt;">vat</text:text-input></text:p>
          </table:table-cell>
        </table:table-row>
        <table:table-row>
          <table:table-cell table:style-name="Tabla2.A2" office:value-type="string">
            <text:p text:style-name="Table_20_Contents">Dirección:</text:p>
          </table:table-cell>
          <table:table-cell table:style-name="Tabla2.A2" office:value-type="string">
            <text:p text:style-name="Table_20_Contents"><text:text-input text:description="&lt;o.street&gt;">street</text:text-input> <text:text-input text:description="&lt;o.street2&gt;">street2</text:text-input></text:p>
          </table:table-cell>
          <table:table-cell table:style-name="Tabla2.A2" office:value-type="string">
            <text:p text:style-name="Table_20_Contents">Teléfono:</text:p>
          </table:table-cell>
          <table:table-cell table:style-name="Tabla2.D2" office:value-type="string">
            <text:p text:style-name="Table_20_Contents"><text:text-input text:description="&lt;o.phone&gt;">phone</text:text-input></text:p>
          </table:table-cell>
        </table:table-row>
        <table:table-row>
          <table:table-cell table:style-name="Tabla2.A2" office:value-type="string">
            <text:p text:style-name="Table_20_Contents">CP:</text:p>
          </table:table-cell>
          <table:table-cell table:style-name="Tabla2.A2" office:value-type="string">
            <text:p text:style-name="Table_20_Contents"><text:text-input text:description="&lt;o.zip&gt;">zip</text:text-input></text:p>
          </table:table-cell>
          <table:table-cell table:style-name="Tabla2.A2" office:value-type="string">
            <text:p text:style-name="Table_20_Contents">Fax:</text:p>
          </table:table-cell>
          <table:table-cell table:style-name="Tabla2.D2" office:value-type="string">
            <text:p text:style-name="Table_20_Contents"><text:text-input text:description="&lt;o.fax&gt;">fax</text:text-input></text:p>
          </table:table-cell>
        </table:table-row>
        <table:table-row>
          <table:table-cell table:style-name="Tabla2.A2" office:value-type="string">
            <text:p text:style-name="Table_20_Contents">Población:</text:p>
          </table:table-cell>
          <table:table-cell table:style-name="Tabla2.A2" office:value-type="string">
            <text:p text:style-name="Table_20_Contents"><text:text-input text:description="&lt;o.city&gt;">city</text:text-input></text:p>
          </table:table-cell>
          <table:table-cell table:style-name="Tabla2.A2" office:value-type="string">
            <text:p text:style-name="Table_20_Contents">Móvil:</text:p>
          </table:table-cell>
          <table:table-cell table:style-name="Tabla2.D2" office:value-type="string">
            <text:p text:style-name="Table_20_Contents"><text:text-input text:description="&lt;o.mobile&gt;">mobile</text:text-input></text:p>
          </table:table-cell>
        </table:table-row>
        <table:table-row>
          <table:table-cell table:style-name="Tabla2.A2" office:value-type="string">
            <text:p text:style-name="Table_20_Contents">Email:</text:p>
          </table:table-cell>
          <table:table-cell table:style-name="Tabla2.A2" office:value-type="string">
            <text:p text:style-name="Table_20_Contents"><text:text-input text:description="&lt;o.email&gt;">email</text:text-input></text:p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</table:table>
      <text:h text:style-name="Heading_20_1" text:outline-level="1">Datos en envío. Si hay más de una dirección incluir en reverso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Nombre comercial:</text:p>
          </table:table-cell>
          <table:table-cell table:style-name="Tabla3.A1" office:value-type="string">
            <text:p text:style-name="Table_20_Contents"><text:text-input text:description="&lt;o.comercial&gt;">comercial</text:text-input></text:p>
          </table:table-cell>
          <table:table-cell table:style-name="Tabla3.A1" office:value-type="string">
            <text:p text:style-name="Table_20_Contents">Teléfono:</text:p>
          </table:table-cell>
          <table:table-cell table:style-name="Tabla3.D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Dirección: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Fax: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CP: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Móvil:</text:p>
          </table:table-cell>
          <table:table-cell table:style-name="Tabla3.D2" office:value-type="string">
            <text:p text:style-name="Table_20_Contents"/>
          </table:table-cell>
        </table:table-row>
      </table:table>
      <text:h text:style-name="Heading_20_1" text:outline-level="1">Condiciones de facturación y pago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able_20_Contents">Entrega: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>Factura:</text:p>
          </table:table-cell>
          <table:table-cell table:style-name="Tabla4.D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Vencimiento: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Pago:</text:p>
          </table:table-cell>
          <table:table-cell table:style-name="Tabla4.D2" office:value-type="string">
            <text:p text:style-name="Table_20_Contents"/>
          </table:table-cell>
        </table:table-row>
      </table:table>
      <text:h text:style-name="Heading_20_1" text:outline-level="1">Datos bancarios</text:h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Table_20_Contents">Entidad</text:p>
          </table:table-cell>
          <table:table-cell table:style-name="Tabla5.A1" office:value-type="string">
            <text:p text:style-name="Table_20_Contents">Oficina</text:p>
          </table:table-cell>
          <table:table-cell table:style-name="Tabla5.A1" office:value-type="string">
            <text:p text:style-name="Table_20_Contents">Dígito Control</text:p>
          </table:table-cell>
          <table:table-cell table:style-name="Tabla5.D1" office:value-type="string">
            <text:p text:style-name="Table_20_Contents">Cuenta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2" office:value-type="string">
            <text:p text:style-name="Table_20_Contents"/>
          </table:table-cell>
        </table:table-row>
      </table:table>
      <text:h text:style-name="Heading_20_1" text:outline-level="1">Responsables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Facturas enviar a:</text:p>
          </table:table-cell>
        </table:table-row>
        <table:table-row>
          <table:table-cell table:style-name="Tabla6.A2" office:value-type="string">
            <text:p text:style-name="Table_20_Contents">Responsable compras:</text:p>
          </table:table-cell>
        </table:table-row>
        <table:table-row>
          <table:table-cell table:style-name="Tabla6.A2" office:value-type="string">
            <text:p text:style-name="Table_20_Contents">Responsable administración</text:p>
          </table:table-cell>
        </table:table-row>
      </table:table>
      <text:h text:style-name="Heading_20_1" text:outline-level="1">Observaciones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Nombre apellidos y firma</text:p>
          </table:table-cell>
          <table:table-cell table:style-name="Tabla11.B1" office:value-type="string">
            <text:p text:style-name="Table_20_Contents">Nombre, apellidos, firma y sello empresa</text:p>
          </table:table-cell>
        </table:table-row>
        <table:table-row>
          <table:table-cell table:style-name="Tabla11.A2" office:value-type="string">
            <text:p text:style-name="Table_20_Contents">MIDBAN ESOLUTIONS S.L</text:p>
            <text:p text:style-name="Table_20_Contents"/>
          </table:table-cell>
          <table:table-cell table:style-name="Tabla11.B2" office:value-type="string">
            <text:p text:style-name="Table_20_Contents"/>
          </table:table-cell>
        </table:table-row>
      </table:table>
      <text:p text:style-name="Text_20_body"/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Table_20_Contents">Nº de dirección</text:p>
          </table:table-cell>
          <table:table-cell table:style-name="Tabla7.A1" office:value-type="string">
            <text:p text:style-name="Table_20_Contents">Identificación fiscal</text:p>
          </table:table-cell>
          <table:table-cell table:style-name="Tabla7.A1" office:value-type="string">
            <text:p text:style-name="Table_20_Contents">Nombre</text:p>
          </table:table-cell>
          <table:table-cell table:style-name="Tabla7.D1" office:value-type="string">
            <text:p text:style-name="Table_20_Contents">Ciudad</text:p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(*) AUTORITZA en el cas de Rebut Bancari Domiciliat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A la companyia MIDBAN ESOLUTIONS,S.L. ("MIDBAN"), amb N.I.F. B65834624 amb caràcter indefinit en tant continuïn les relacions comercials entre ambdues companyies, pugui girar en el compte bancari especificat a la present autorització, tots els rebuts corresponents a les factures que s'originin com a conseqüència de la relació comercial entre ambdues companyies, de conformitat amb la Llei 16/2009 de Serveis de Pagament.<text:tab/><text:tab/><text:tab/><text:tab/><text:tab/><text:tab/><text:tab/><text:tab/><text:tab/><text:tab/><text:tab/><text:tab/><text:tab/> </text:p>
          </table:table-cell>
        </table:table-row>
      </table:table>
      <text:h text:style-name="Heading_20_1" text:outline-level="1">Protección de datos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'MIDBAN amb la finalitat de donar compliment a les obligacions de la Llei Orgànica 15/1999, de Protecció de Dades de Caràcter Personal i a les del Reglament que la desenvolupa, li informa que les dades que vostè ens ha facilitat s’incorporaran al fitxer “Clients” que forma part del sistema d’informació de l’empresa i que ha estat degudament inscrit al Registre de Protecció de Dades de l’Agència Espanyola. </text:p>
            <text:p text:style-name="Table_20_Contents">MIDBAN li fa saber que totes les dades que ens faciliti han de ser exactes de forma que responguin amb veracitat a la seva situació actual. Així mateix ens ha de comunicar qualsevol modificació que es pugui produir el més aviat possible. </text:p>
            <text:p text:style-name="Table_20_Contents">Aquestes dades personals i les que ens pugui facilitar posteriorment, seran tractades amb la finalitat de desenvolupar la relació comercial que s’ha establert entre MIDBAN i vostè. </text:p>
            <text:p text:style-name="Table_20_Contents">Vostè autoritza a MIDBAN a poder tractar les seves dades personals amb la finalitat abans exposada, i per poder fer-li arribar informació de productes, ofertes i serveis, que puguin ser del seu interès. </text:p>
            <text:p text:style-name="Table_20_Contents">MIDBAN protegeix aquestes dades personals i els seus tractaments amb totes les mesures d’índole tècnica i organitzativa necessàries per a garantir la seva seguretat i evitar la seva alteració, pèrdua i tractament o accés no autoritzat, tal i com estableix la normativa vigent de protecció de dades de caràcter personal. </text:p>
            <text:p text:style-name="Table_20_Contents">Respecte a aquestes dades personals, vostè podrà exercir, si ho desitja, el dret d'accés, rectificació, cancel·lació i oposició en els termes i condicions establerts en la normativa vigent de protecció de dades de caràcter personal. Per exercir aquests drets cal que enviï una sol·licitud per escrit juntament amb una fotocòpia del DNI o document equivalent a: MIDBAN ESOLUTIONS S.L., Departament de Protecció de Dades, Carrer Manuel de Falla 29, Baixos 1ª, de Barcelona, 08034 o per correu electrònic a l’adreça media@midban.com.</text:p>
          </table:table-cell>
        </table:table-row>
      </table:table>
      <text:p text:style-name="Text_20_body"/>
      <text:p text:style-name="Text_20_body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Nombre apellidos y firma</text:p>
          </table:table-cell>
          <table:table-cell table:style-name="Tabla12.B1" office:value-type="string">
            <text:p text:style-name="Table_20_Contents">Nombre, apellidos, firma y sello empresa</text:p>
          </table:table-cell>
        </table:table-row>
        <table:table-row>
          <table:table-cell table:style-name="Tabla12.A2" office:value-type="string">
            <text:p text:style-name="Table_20_Contents">MIDBAN ESOLUTIONS S.L</text:p>
            <text:p text:style-name="Table_20_Contents"/>
            <text:p text:style-name="Table_20_Contents"/>
          </table:table-cell>
          <table:table-cell table:style-name="Tabla1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7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2.898cm" svg:height="1.021cm" draw:z-index="1"><draw:image xlink:href="Pictures/100002010000008E0000003288EEC3ED.png" xlink:type="simple" xlink:show="embed" xlink:actuate="onLoad"/></draw:frame></text:p>
      </style:header>
      <style:footer>
        <text:p text:style-name="MP1">MIDBAN ESOLUTIONS S.R.L - B65834624 | página 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 </meta:initial-creator>
    <meta:creation-date>2013-11-22T10:58:22</meta:creation-date>
    <dc:date>2013-12-20T10:20:25</dc:date>
    <dc:creator>javier </dc:creator>
    <meta:editing-duration>PT47M5S</meta:editing-duration>
    <meta:editing-cycles>13</meta:editing-cycles>
    <meta:generator>LibreOffice/3.5$Linux_x86 LibreOffice_project/350m1$Build-2</meta:generator>
    <meta:printed-by>javier </meta:printed-by>
    <meta:print-date>2013-12-20T10:18:37</meta:print-date>
    <meta:document-statistic meta:table-count="12" meta:image-count="1" meta:object-count="0" meta:page-count="2" meta:paragraph-count="67" meta:word-count="501" meta:character-count="3180" meta:non-whitespace-character-count="2734"/>
  </office:meta>
</office:document-meta>
</file>